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3000002097EC18E858B08F155.png" manifest:media-type="image/png"/>
  <manifest:file-entry manifest:full-path="Pictures/100000010000077F000001562F2ED7C48B9A65BA.png" manifest:media-type="image/png"/>
  <manifest:file-entry manifest:full-path="Pictures/100000010000077F00000156F16911EA453B00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b5139" officeooo:paragraph-rsid="001b5139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3</text:p>
      <text:p text:style-name="P1">Q1.</text:p>
      <text:p text:style-name="P1"/>
      <text:p text:style-name="P1"/>
      <text:p text:style-name="P1"><draw:frame draw:style-name="fr1" draw:name="Image1" text:anchor-type="char" svg:x="-2cm" svg:y="0.464cm" svg:width="20.211cm" svg:height="7.093cm" draw:z-index="0"><draw:image xlink:href="Pictures/100000010000077F00000156F16911EA453B0038.png" xlink:type="simple" xlink:show="embed" xlink:actuate="onLoad" draw:mime-type="image/png"/></draw:frame></text:p>
      <text:p text:style-name="P1"/>
      <text:p text:style-name="P1">Q2.</text:p>
      <text:p text:style-name="P1"><draw:frame draw:style-name="fr1" draw:name="Image2" text:anchor-type="char" svg:x="-2cm" svg:y="0.339cm" svg:width="21.001cm" svg:height="5.741cm" draw:z-index="1"><draw:image xlink:href="Pictures/100000010000077F000001562F2ED7C48B9A65B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Q3.<draw:frame draw:style-name="fr1" draw:name="Image3" text:anchor-type="char" svg:x="-2cm" svg:y="1.429cm" svg:width="20.999cm" svg:height="9.851cm" draw:z-index="2"><draw:image xlink:href="Pictures/1000000100000383000002097EC18E858B08F1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40:44.174990977</meta:creation-date>
    <dc:date>2023-09-19T09:43:25.373509586</dc:date>
    <meta:editing-duration>PT2M45S</meta:editing-duration>
    <meta:editing-cycles>1</meta:editing-cycles>
    <meta:document-statistic meta:table-count="0" meta:image-count="3" meta:object-count="0" meta:page-count="2" meta:paragraph-count="4" meta:word-count="5" meta:character-count="22" meta:non-whitespace-character-count="21"/>
    <meta:generator>LibreOffice/7.3.7.2$Linux_X86_64 LibreOffice_project/30$Build-2</meta:generator>
  </office:meta>
</office:document-meta>
</file>